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33" calcext:value-type="float">
            <text:p>-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.5" calcext:value-type="float">
            <text:p>20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2.5" calcext:value-type="float">
            <text:p>-2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8" calcext:value-type="float">
            <text:p>-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.5" calcext:value-type="float">
            <text:p>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G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6.5" calcext:value-type="float">
            <text:p>-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2.5" calcext:value-type="float">
            <text:p>2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Enzo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9" calcext:value-type="float">
            <text:p>-2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.5" calcext:value-type="float">
            <text:p>-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4:05:19.750622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7T14:06:09.584675888</dc:date>
    <meta:editing-duration>PT4H40M11S</meta:editing-duration>
    <meta:editing-cycles>68</meta:editing-cycles>
    <meta:document-statistic meta:table-count="2" meta:cell-count="12255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